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67cm"/>
    </style:style>
    <style:style style:name="gr4" style:family="graphic" style:parent-style-name="objectwithoutfill">
      <style:graphic-properties svg:stroke-width="0.106cm" svg:stroke-color="#f582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22cm" fo:min-width="3.423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 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variant="normal" fo:text-transform="none" fo:color="#f58220" style:text-outline="false" style:text-line-through-style="none" style:text-line-through-type="none" style:font-name="Bitstream Vera Sans 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3.667cm" svg:x2="4.175cm" svg:y2="12.811cm">
          <text:p/>
        </draw:line>
        <draw:line draw:style-name="gr1" draw:text-style-name="P1" draw:layer="layout" svg:x1="4.175cm" svg:y1="12.811cm" svg:x2="17.891cm" svg:y2="12.811cm">
          <text:p/>
        </draw:line>
        <draw:frame draw:style-name="gr2" draw:text-style-name="P2" draw:layer="layout" svg:width="2.212cm" svg:height="1.072cm" svg:x="3.159cm" svg:y="2.397cm">
          <draw:text-box>
            <text:p><text:span text:style-name="T1">Loss</text:span></text:p>
          </draw:text-box>
        </draw:frame>
        <draw:frame draw:style-name="gr3" draw:text-style-name="P2" draw:layer="layout" svg:width="3.067cm" svg:height="1.072cm" svg:x="16.24cm" svg:y="13.136cm">
          <draw:text-box>
            <text:p><text:span text:style-name="T1">Epochs</text:span></text:p>
          </draw:text-box>
        </draw:frame>
        <draw:path draw:style-name="gr4" draw:text-style-name="P1" draw:layer="layout" svg:width="6.85cm" svg:height="13.109cm" draw:transform="skewX (-4.14764978773543E-017) rotate (-1.24983027735314) translate (17.104896463412cm 0.943789789577641cm)" svg:viewBox="0 0 6851 13110" svg:d="M0 13006c450 39 900 57 1352 64 318 5 1210 246 901-516-195-481 2521-302 1093-837-262-98-1752-525-502-425 1604 127-1186-21 746-567 966-273-1515-136 386-1030 398-187-1921-781-246-811 1688-30 182 638 591-876 378-1397 840-606 489-952-883-871 939-518-14-1378-274-247-604-942 179-927 2230 43-640-797 798-1236 603-185 1004-451 590-1262-511-1002-905-682-257-1158 1287-946-1116-859 745-953l-39-142">
          <text:p/>
        </draw:path>
        <draw:frame draw:style-name="gr5" draw:text-style-name="P4" draw:layer="layout" svg:width="3.923cm" svg:height="1.072cm" svg:x="13.192cm" svg:y="8.437cm">
          <draw:text-box>
            <text:p text:style-name="P3"><text:span text:style-name="T2">Train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00:27:14.450557938</meta:creation-date>
    <dc:date>2020-06-20T01:32:48.190233235</dc:date>
    <meta:editing-duration>PT14M49S</meta:editing-duration>
    <meta:editing-cycles>4</meta:editing-cycles>
    <meta:generator>LibreOffice/6.0.7.3$Linux_X86_64 LibreOffice_project/00m0$Build-3</meta:generator>
    <meta:document-statistic meta:object-count="6"/>
  </office:meta>
</office:document-meta>
</file>